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7.501cm"/>
    </style:style>
    <style:style style:name="gr2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" style:family="graphic" style:parent-style-name="standard">
      <style:graphic-properties svg:stroke-color="#eeeeee" draw:fill="none" draw:textarea-horizontal-align="justify" draw:textarea-vertical-align="middle" draw:auto-grow-height="false" fo:min-height="1.509cm" fo:min-width="2.675cm"/>
    </style:style>
    <style:style style:name="gr5" style:family="graphic" style:parent-style-name="standard">
      <style:graphic-properties svg:stroke-color="#eeeeee" draw:fill="none" draw:textarea-horizontal-align="justify" draw:textarea-vertical-align="middle" draw:auto-grow-height="false" fo:min-height="1.782cm" fo:min-width="2.675cm"/>
    </style:style>
    <style:style style:name="gr6" style:family="graphic" style:parent-style-name="standard">
      <style:graphic-properties svg:stroke-color="#111111" draw:fill="none" draw:textarea-horizontal-align="justify" draw:textarea-vertical-align="middle" draw:auto-grow-height="false" fo:min-height="0.47cm" fo:min-width="0.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0.762cm" svg:x="5.064cm" svg:y="8.366cm">
          <text:p text:style-name="P1">Spēles pozīcija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45cm" svg:y1="11.033cm" svg:x2="5.445cm" svg:y2="9.128cm">
          <text:p/>
        </draw:line>
        <draw:line draw:style-name="gr2" draw:text-style-name="P3" draw:layer="layout" svg:x1="7.245cm" svg:y1="11.034cm" svg:x2="7.245cm" svg:y2="9.129cm">
          <text:p/>
        </draw:line>
        <draw:line draw:style-name="gr2" draw:text-style-name="P3" draw:layer="layout" svg:x1="9.145cm" svg:y1="11.035cm" svg:x2="9.145cm" svg:y2="9.13cm">
          <text:p/>
        </draw:line>
        <draw:line draw:style-name="gr3" draw:text-style-name="P3" draw:layer="layout" svg:x1="5.953cm" svg:y1="6.361cm" svg:x2="5.953cm" svg:y2="8.393cm">
          <text:p/>
        </draw:line>
        <draw:line draw:style-name="gr3" draw:text-style-name="P3" draw:layer="layout" svg:x1="7.753cm" svg:y1="6.361cm" svg:x2="7.753cm" svg:y2="8.393cm">
          <text:p/>
        </draw:line>
        <draw:line draw:style-name="gr3" draw:text-style-name="P3" draw:layer="layout" svg:x1="9.653cm" svg:y1="6.361cm" svg:x2="9.653cm" svg:y2="8.393cm">
          <text:p/>
        </draw:line>
        <draw:custom-shape draw:style-name="gr4" draw:text-style-name="P3" draw:layer="layout" svg:width="3.175cm" svg:height="1.759cm" svg:x="1.889cm" svg:y="6.334cm">
          <text:p text:style-name="P1">Spēlētāja B</text:p>
          <text:p text:style-name="P1"><text:s/>gājieni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75cm" svg:height="2.032cm" svg:x="1.762cm" svg:y="9.382cm">
          <text:p text:style-name="P1">Spēlētāja A</text:p>
          <text:p text:style-name="P1"><text:s/>gājieni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6cm" svg:height="1.016cm" svg:x="4.937cm" svg:y="11.0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6cm" svg:height="1.016cm" svg:x="6.738cm" svg:y="11.00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6cm" svg:height="1.016cm" svg:x="8.638cm" svg:y="11.00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175cm" svg:height="2.032cm" svg:x="9.662cm" svg:y="9.482cm">
          <text:p text:style-name="P4"><text:span text:style-name="T1">. . </text:span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2.032cm" svg:x="10.062cm" svg:y="6.182cm">
          <text:p text:style-name="P4"><text:span text:style-name="T1">. . </text:span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6cm" svg:height="1.016cm" svg:x="5.438cm" svg:y="5.4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6cm" svg:height="1.016cm" svg:x="7.239cm" svg:y="5.40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6cm" svg:height="1.016cm" svg:x="9.139cm" svg:y="5.40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06T13:27:12.023411028</dc:date>
    <meta:editing-duration>PT13M44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